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text-properties style:text-underline-style="none"/>
    </style:style>
    <style:style style:name="T1" style:family="text">
      <style:text-properties fo:font-size="16pt" fo:font-style="italic" style:font-size-asian="16pt" style:font-style-asian="italic" style:font-size-complex="16pt" style:font-style-complex="italic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anks for using QtSixA!</text:span><text:line-break/></text:p>
      <text:p text:style-name="Standard"/>
      <text:p text:style-name="P2"><text:span text:style-name="T2">Use the Sixaxis as mouse and keyboard</text:span></text:p>
      <text:p text:style-name="Standard"/>
      <text:p text:style-name="Standard"/>
      <text:p text:style-name="P3">To use a Sixaxis as mouse keyboard, click on the menu “Settings” -&gt; “Configure Sixaxis”.</text:p>
      <text:p text:style-name="P3">On the 2nd tab, “Profiles”, click the checkbox “Use Sixaxis as mouse/keyboard”.</text:p>
      <text:p text:style-name="P3">Select a Sixaxis profile from the list and click apply.</text:p>
      <text:p text:style-name="P3"/>
      <text:p text:style-name="P3">The next time a Sixaxis gets connected, it will as a regular joystick plus the keys in the picture.</text:p>
      <text:p text:style-name="P3"/>
      <text:p text:style-name="P3">Using the other options there, you can create your own Sixaxis profiles and add them to the list.</text:p>
      <text:p text:style-name="P3">You can also assign a specific profile to a specific Sixaxis, useful if you have many Sixax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1T21:54:09</meta:creation-date>
    <dc:date>2009-10-21T23:40:29</dc:date>
    <meta:editing-duration>PT00H44M17S</meta:editing-duration>
    <meta:editing-cycles>21</meta:editing-cycles>
    <meta:generator>OpenOffice.org/3.1$Unix OpenOffice.org_project/310m19$Build-9420</meta:generator>
    <meta:document-statistic meta:table-count="0" meta:image-count="0" meta:object-count="0" meta:page-count="1" meta:paragraph-count="8" meta:word-count="106" meta:character-count="574"/>
  </office:meta>
</office:document-meta>
</file>